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9">
        <text:h text:style-name="Heading_20_3" text:outline-level="3"><text:bookmark-start text:name="__RefHeading___Toc62832_1640206654"/><text:alphabetical-index-mark-start text:id="IMark92418332"/>Anzeige von Ordnern / Dateien<text:bookmark-end text:name="__RefHeading___Toc62832_1640206654"/><text:alphabetical-index-mark-end text:id="IMark92418332"/></text:h>
        <text:p text:style-name="Textkörper_20_Einrückung_20_Organon">Bei Klick auf eine Datei wird nur die Datei angezeigt.</text:p>
        <text:p text:style-name="Textkörper_20_Einrückung_20_Organon">Bei Klick auf einen geschlossenen Ordner wird nur der Ordner selbst angezeigt.</text:p>
        <text:p text:style-name="Textkörper_20_Einrückung_20_Organon">Bei Klick auf einen ausgeklappten Ordner werden alle Dateien und Ordner, die er beinhaltet, angezeigt. Von geschlossenen Ordnern in geöffneten Ordner werden wiederum nur die Ordner selbst angezeigt.</text:p>
        <text:p text:style-name="Textkörper_20_Einrückung_20_Organon">Um sich den gesamten Projektordner anzeigen zu lassen, kann der Projektordner unter Optionen/Projektordner ausklappen zur Gänze entfaltet werden.</text:p>
        <text:p text:style-name="Textkörper_20_Einrückung_20_Organon"/>
        <text:p text:style-name="Textkörper_20_Einrückung_20_Organon">Ein Doppelklick auf das Ordnersymbol schließt/öffnet den Ordner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8:18.174000000</dc:date>
    <meta:editing-duration>P0D</meta:editing-duration>
    <meta:editing-cycles>1</meta:editing-cycles>
    <meta:document-statistic meta:table-count="0" meta:image-count="0" meta:object-count="0" meta:page-count="1" meta:paragraph-count="6" meta:word-count="81" meta:character-count="569" meta:non-whitespace-character-count="493"/>
    <meta:generator>LibreOffice/5.0.4.2$Windows_x86 LibreOffice_project/2b9802c1994aa0b7dc6079e128979269cf95bc78</meta:generator>
  </office:meta>
</office:document-meta>
</file>